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6"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1"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officeooo:rsid="006aa460" style:font-size-asian="8.5pt" style:font-size-complex="8.5pt"/>
    </style:style>
    <style:style style:name="T12"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3"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5"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6"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7"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8" style:family="text">
      <style:text-properties fo:font-variant="normal" fo:text-transform="none" fo:color="#000000" style:font-name="Deja Vu Sans Mono" fo:font-size="8.5pt" fo:letter-spacing="normal" fo:font-style="normal" fo:font-weight="normal" style:font-size-asian="8.5pt" style:font-size-complex="8.5pt"/>
    </style:style>
    <style:style style:name="T19" style:family="text">
      <style:text-properties fo:font-variant="normal" fo:text-transform="none" fo:font-size="8.5pt" fo:letter-spacing="normal" fo:font-style="normal" fo:font-weight="normal" officeooo:rsid="0019d4da" style:font-size-asian="8.5pt" style:font-size-complex="8.5pt"/>
    </style:style>
    <style:style style:name="T20" style:family="text">
      <style:text-properties fo:font-weight="bold" style:font-weight-asian="bold" style:font-weight-complex="bold"/>
    </style:style>
    <style:style style:name="T21" style:family="text">
      <style:text-properties fo:font-weight="bold" officeooo:rsid="0015201e" style:font-weight-asian="bold" style:font-weight-complex="bold"/>
    </style:style>
    <style:style style:name="T22" style:family="text">
      <style:text-properties officeooo:rsid="0019d4da"/>
    </style:style>
    <style:style style:name="T23" style:family="text">
      <style:text-properties fo:font-size="8.5pt" style:font-size-asian="8.5pt" style:font-size-complex="8.5pt"/>
    </style:style>
    <style:style style:name="T24" style:family="text">
      <style:text-properties officeooo:rsid="0026097a"/>
    </style:style>
    <style:style style:name="T25" style:family="text">
      <style:text-properties style:font-name="DejaVu Sans Mono" fo:font-size="8.5pt" style:font-size-asian="8.5pt" style:font-size-complex="8.5pt"/>
    </style:style>
    <style:style style:name="T26" style:family="text">
      <style:text-properties officeooo:rsid="0042aeb7"/>
    </style:style>
    <style:style style:name="T27" style:family="text">
      <style:text-properties officeooo:rsid="004f8290"/>
    </style:style>
    <style:style style:name="T28" style:family="text">
      <style:text-properties officeooo:rsid="0050b683"/>
    </style:style>
    <style:style style:name="T29" style:family="text">
      <style:text-properties officeooo:rsid="0053e641"/>
    </style:style>
    <style:style style:name="T30" style:family="text">
      <style:text-properties officeooo:rsid="00552c0a"/>
    </style:style>
    <style:style style:name="T31" style:family="text">
      <style:text-properties officeooo:rsid="0058d524"/>
    </style:style>
    <style:style style:name="T32" style:family="text">
      <style:text-properties officeooo:rsid="005a0f0c"/>
    </style:style>
    <style:style style:name="T33" style:family="text">
      <style:text-properties officeooo:rsid="005d819f"/>
    </style:style>
    <style:style style:name="T34" style:family="text">
      <style:text-properties officeooo:rsid="005f4065"/>
    </style:style>
    <style:style style:name="T35" style:family="text">
      <style:text-properties style:font-name="Deja Vu Sans Mono" fo:font-size="8.5pt" style:font-size-asian="8.5pt" style:font-size-complex="8.5pt"/>
    </style:style>
    <style:style style:name="T36" style:family="text">
      <style:text-properties officeooo:rsid="00693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29"/><text:span text:style-name="T20">DESIGNED MIND </text:span><text:span text:style-name="T21">SYMPOSIUM </text:span><text:span text:style-name="T20">2017</text:span><text:line-break/> <text:s text:c="34"/>CALL FOR PAPERS</text:p>
      <text:p text:style-name="P5"><text:s text:c="24"/><text:span text:style-name="T36">Reflections on</text:span> the <text:span text:style-name="T22">f</text:span>unction, <text:span text:style-name="T22">e</text:span>volution<text:line-break/> <text:s text:c="25"/>&amp; <text:span text:style-name="T22">i</text:span>mplementation of <text:span text:style-name="T22">c</text:span>onsciousness</text:p>
      <text:p text:style-name="P5"><text:s text:c="22"/>Informatics Forum, University of Edinburgh<text:line-break/> <text:s text:c="32"/>Edinburgh, Scotland<text:line-break/> <text:s text:c="33"/>8-9 November 2017</text:p>
      <text:p text:style-name="P4"><text:span text:style-name="T23"><text:s text:c="31"/></text:span><text:a xlink:type="simple" xlink:href="http://designedmind.org/" text:style-name="Internet_20_link" text:visited-style-name="Visited_20_Internet_20_Link"><text:span text:style-name="T23">http://designedmind.org</text:span></text:a></text:p>
      <text:p text:style-name="P6"/>
      <text:p text:style-name="P14">KEYNOTE SPEAKERS</text:p>
      <text:p text:style-name="P7">Daniel C. Dennett, Tufts University<text:line-break/>Michael Graziano, Princeton University</text:p>
      <text:p text:style-name="P13">REPRESENTING OURSELVES</text:p>
      <text:p text:style-name="P11"><text:span text:style-name="T32">Our</text:span> subjective experience is quite mysterious: <text:span text:style-name="T28">i</text:span>t seems to be a “further fact” about <text:span text:style-name="T32">us</text:span>, surplus to all the conceivable <text:span text:style-name="T33">mechanistic or</text:span> functional facts. <text:span text:style-name="T34">Most of us find it plausible that </text:span>a machine <text:span text:style-name="T32">could exhibit exactly </text:span>the same outward behaviour yet lack an inner life. </text:p>
      <text:p text:style-name="P11">These intuitions are compelling, and lead many to <text:span text:style-name="T29">look beyond the usual resources of science for an explanation of conscious experience</text:span>. <text:span text:style-name="T30">Some propose </text:span>identify<text:span text:style-name="T30">ing </text:span>consciousness with some kind of information processing or informational complexity, <text:span text:style-name="T30">but offer little</text:span> insight into why such an identification makes sense. <text:span text:style-name="T30">Other suggest that </text:span>consciousness <text:span text:style-name="T30">is</text:span> <text:span text:style-name="T30">a primitive ingredient of the universe</text:span>, present whenever certain kinds of processes are present. <text:span text:style-name="T29">These ideas may fit our intuitions, but seem to </text:span>offer little <text:span text:style-name="T26">in the way of</text:span> explanation. <text:span text:style-name="T31">C</text:span>onsciousness <text:span text:style-name="T31">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4">subject matter</text:span></text:span><text:span text:style-name="Emphasis"><text:span text:style-name="T1"> </text:span></text:span><text:span text:style-name="T1">of what we say and do. We describe the world </text:span><text:span text:style-name="Emphasis"><text:span text:style-name="T17">from a vantage point</text:span></text:span><text:span text:style-name="T1">, contrast how things </text:span><text:span text:style-name="Emphasis"><text:span text:style-name="T17">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2">our</text:span></text:span><text:span text:style-name="Emphasis"><text:span text:style-name="T1"> </text:span></text:span><text:span text:style-name="Emphasis"><text:span text:style-name="T16">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3">“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7">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7">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7">representers</text:span></text:span><text:span text:style-name="T1">, the evolving brain converged on the </text:span><text:span text:style-name="Emphasis"><text:span text:style-name="T17">self</text:span></text:span><text:span text:style-name="Emphasis"><text:span text:style-name="T1"> </text:span></text:span><text:span text:style-name="T1">as the solution to a control problem. We cannot easily appreciate the self-model-within-a-world-model </text:span><text:span text:style-name="Emphasis"><text:span text:style-name="T15">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4">self-representation</text:span>. We invite perspectives from philosophy, psychology, neuroscience and informatics.</text:p>
      <text:p text:style-name="P13">SUBMISSION GUIDELINES</text:p>
      <text:p text:style-name="P1"><text:span text:style-name="T1">We invite submissions of high-quality short papers for presentation at the symposium. Papers should be in PDF format and no more than 4,000 words in length </text:span><text:span text:style-name="T11">plus abstract</text:span><text:span text:style-name="T1">. Please prepare your submission for blind review and submit via EasyChair at </text:span><text:a xlink:type="simple" xlink:href="https://easychair.org/conferences/?conf=dm2017" text:style-name="Internet_20_link" text:visited-style-name="Visited_20_Internet_20_Link"><text:span text:style-name="T25">https://easychair.org/conferences/?conf=dm2017</text:span></text:a><text:span text:style-name="T1">.</text:span></text:p>
      <text:p text:style-name="P16"><text:span text:style-name="T1">A list of suggested topics and themes can be found at</text:span><text:span text:style-name="T18"> </text:span><text:a xlink:type="simple" xlink:href="http://designedmind.org/" text:style-name="Internet_20_link" text:visited-style-name="Visited_20_Internet_20_Link"><text:span text:style-name="T35">http://designedmind.org</text:span></text:a><text:span text:style-name="T18">.</text:span></text:p>
      <text:p text:style-name="P6"><text:soft-page-break/>After the symposium, there will be an open call for full-length (8,000 word) papers for publication as a collected volume or journal special issue (details forthcoming).</text:p>
      <text:p text:style-name="P15">IMPORTANT DATES</text:p>
      <text:p text:style-name="P8">Registration opens: <text:tab/><text:tab/><text:tab/> <text:span text:style-name="T27">1</text:span> <text:span text:style-name="T27">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3">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3">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5">http://www.x-spect.org/first-project-workshop.html</text:span></text:a><text:span text:style-name="T1">.</text:span></text:p>
      <text:p text:style-name="P15">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7"><text:span text:style-name="T19">For general enquiries email </text:span><text:a xlink:type="simple" xlink:href="mailto:info@designedmind.org" text:style-name="Internet_20_link" text:visited-style-name="Visited_20_Internet_20_Link"><text:span text:style-name="T19">info@designedmind.org</text:span></text:a><text:span text:style-name="T19">.</text:span></text:p>
      <text:p text:style-name="P12"/>
      <text:p text:style-name="P21">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5">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7">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5">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5">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5">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7">deliberatively</text:span></text:span><text:span text:style-name="T1">, consciousness enables </text:span><text:span text:style-name="Emphasis"><text:span text:style-name="T17">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5">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5">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5">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5-27T16:11:44.490204831</dc:date>
    <meta:editing-duration>PT3H22M3S</meta:editing-duration>
    <meta:editing-cycles>71</meta:editing-cycles>
    <meta:generator>LibreOffice/5.3.1.2$Linux_X86_64 LibreOffice_project/30m0$Build-2</meta:generator>
    <meta:print-date>2017-05-12T13:36:36.013942157</meta:print-date>
    <meta:document-statistic meta:table-count="0" meta:image-count="0" meta:object-count="0" meta:page-count="3" meta:paragraph-count="35" meta:word-count="1271" meta:character-count="8948" meta:non-whitespace-character-count="7417"/>
  </office:meta>
</office:document-meta>
</file>